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fa1" officeooo:paragraph-rsid="0004ef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rom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0:05:16.480800737</meta:creation-date>
    <dc:date>2019-03-13T20:06:17.407899031</dc:date>
    <meta:editing-duration>PT1M4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0.6.2$Linux_X86_64 LibreOffice_project/00m0$Build-2</meta:generator>
  </office:meta>
</office:document-meta>
</file>